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18cm" svg:height="3.76cm" svg:x="3.039cm" svg:y="3.678cm" svg:viewBox="0 0 3819 3761" svg:d="M1801 3014c535 8 1507-261 1393-1031s-640-1336-1284-1232-1241 469-1308 1227 664 1028 1199 1036zM3817 1688c47 999-607 1954-2006 2063-1398 111-1877-704-1804-1718 73-1012 1003-1914 2043-2023 1039-109 1720 679 1767 1678z">
          <text:p/>
        </draw:path>
        <draw:path draw:style-name="gr2" draw:text-style-name="P1" draw:layer="layout" svg:width="1.005cm" svg:height="1.273cm" draw:transform="rotate (0.874933554024758) translate (2.76307971602159cm 4.0475424320665cm)" svg:viewBox="0 0 1006 1274" svg:d="M0 1141c55-216 112-831 105-974-1-124 925-292 900-23-49 474-72 687-110 973-44 285-906 112-895 24z">
          <text:p/>
        </draw:path>
        <draw:path draw:style-name="gr2" draw:text-style-name="P1" draw:layer="layout" svg:width="0.753cm" svg:height="1.318cm" draw:transform="skewX (0.00069813170079777) rotate (2.41396488843336) translate (6.24566778781199cm 4.5108143910424cm)" svg:viewBox="0 0 754 1319" svg:d="M753 1115c-56-217-94-747-88-889 0-122-712-452-663 22 51 475 54 658 95 945 41 285 668 9 656-78z">
          <text:p/>
        </draw:path>
        <draw:path draw:style-name="gr2" draw:text-style-name="P1" draw:layer="layout" svg:width="0.903cm" svg:height="0.661cm" draw:transform="rotate (-2.15757602131539) translate (7.22565777377009cm 3.168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cm" draw:transform="skewX (0.00122173047639605) rotate (-2.15652882376419) translate (6.68787363820831cm 3.9063621593124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3cm" svg:height="0.661cm" draw:transform="skewX (0.001221730476396) rotate (-2.15687788961459) translate (3.6626401432272cm 3.4576888905431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cm" draw:transform="skewX (0.00244346095279198) rotate (-2.15652882376419) translate (4.37488958045799cm 4.200589361761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1.005cm" svg:height="1.273cm" draw:transform="rotate (0.874933554024758) translate (5.6880797160215cm 7.0935424320665cm)" svg:viewBox="0 0 1006 1274" svg:d="M0 1141c55-216 112-831 105-974-1-124 925-292 900-23-49 474-72 687-110 973-44 285-906 112-895 24z">
          <text:p/>
        </draw:path>
        <draw:path draw:style-name="gr2" draw:text-style-name="P1" draw:layer="layout" svg:width="0.903cm" svg:height="0.661cm" draw:transform="skewX (0.00122173047639601) rotate (-2.15687788961459) translate (6.5876401432272cm 6.5036888905431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cm" draw:transform="skewX (0.00244346095279209) rotate (-2.15652882376419) translate (7.29988958045799cm 7.24658936176101cm)" svg:viewBox="0 0 903 661" svg:d="M528 644c136-64 328-219 366-367 34-139-27-185-184-243-156-57-352-32-459-3-277 72-309 187-173 369s314 309 450 244z">
          <text:p/>
        </draw:path>
        <draw:path draw:style-name="gr2" draw:text-style-name="P1" draw:layer="layout" svg:width="0.753cm" svg:height="1.318cm" draw:transform="skewX (0.00069813170079777) rotate (2.41396488843336) translate (3.48066778781199cm 8.28281439104239cm)" svg:viewBox="0 0 754 1319" svg:d="M753 1115c-56-217-94-747-88-889 0-122-712-452-663 22 51 475 54 658 95 945 41 285 668 9 656-78z">
          <text:p/>
        </draw:path>
        <draw:path draw:style-name="gr2" draw:text-style-name="P1" draw:layer="layout" svg:width="0.903cm" svg:height="0.661cm" draw:transform="rotate (-2.15757602131539) translate (4.46065777377009cm 6.940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cm" draw:transform="skewX (0.00122173047639605) rotate (-2.15652882376419) translate (3.92287363820831cm 7.6783621593124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27:45.47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